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in" loext:contextual-spacing="false" fo:line-height="115%"/>
      <style:text-properties fo:color="#000000" style:font-name="Liberation Mono" fo:font-size="10pt" fo:font-style="italic" fo:font-weight="normal" style:font-size-asian="10pt" style:font-weight-asian="normal" style:font-size-complex="10pt" style:font-weight-complex="normal"/>
    </style:style>
    <style:style style:name="P2" style:family="paragraph" style:parent-style-name="Preformatted_20_Text">
      <style:paragraph-properties fo:margin-top="0in" fo:margin-bottom="0in" loext:contextual-spacing="false" fo:line-height="115%"/>
      <style:text-properties fo:color="#000000" style:font-name="Liberation Mono" fo:font-size="10pt" fo:font-weight="normal" style:font-size-asian="10pt" style:font-weight-asian="normal" style:font-size-complex="10pt" style:font-weight-complex="normal"/>
    </style:style>
    <style:style style:name="P3" style:family="paragraph" style:parent-style-name="Preformatted_20_Text">
      <style:paragraph-properties fo:margin-top="0in" fo:margin-bottom="0in" loext:contextual-spacing="false" fo:line-height="115%"/>
      <style:text-properties fo:color="#000000" style:font-name="Liberation Mono" fo:font-size="10pt" fo:font-weight="normal" officeooo:paragraph-rsid="0016f28d" style:font-size-asian="10pt" style:font-weight-asian="normal" style:font-size-complex="10pt" style:font-weight-complex="normal"/>
    </style:style>
    <style:style style:name="P4" style:family="paragraph" style:parent-style-name="Preformatted_20_Text">
      <style:paragraph-properties fo:margin-top="0in" fo:margin-bottom="0in" loext:contextual-spacing="false" fo:line-height="115%"/>
      <style:text-properties fo:color="#000000" style:font-name="Liberation Mono" fo:font-size="10pt" fo:font-weight="normal" officeooo:rsid="0016f28d" officeooo:paragraph-rsid="0016f28d" style:font-size-asian="10pt" style:font-weight-asian="normal" style:font-size-complex="10pt" style:font-weight-complex="normal"/>
    </style:style>
    <style:style style:name="P5" style:family="paragraph" style:parent-style-name="Preformatted_20_Text">
      <style:paragraph-properties fo:margin-top="0in" fo:margin-bottom="0in" loext:contextual-spacing="false" fo:line-height="115%"/>
      <style:text-properties fo:color="#000000" style:font-name="Liberation Mono" fo:font-size="10pt" fo:font-weight="normal" officeooo:rsid="00180b5e" officeooo:paragraph-rsid="00180b5e" style:font-size-asian="10pt" style:font-weight-asian="normal" style:font-size-complex="10pt" style:font-weight-complex="normal"/>
    </style:style>
    <style:style style:name="P6" style:family="paragraph" style:parent-style-name="Preformatted_20_Text">
      <style:paragraph-properties fo:margin-top="0in" fo:margin-bottom="0in" loext:contextual-spacing="false" fo:line-height="115%"/>
      <style:text-properties fo:color="#000000" style:font-name="Liberation Mono" fo:font-size="10pt" fo:font-weight="normal" officeooo:rsid="00194b1e" officeooo:paragraph-rsid="00194b1e" style:font-size-asian="10pt" style:font-weight-asian="normal" style:font-size-complex="10pt" style:font-weight-complex="normal"/>
    </style:style>
    <style:style style:name="P7" style:family="paragraph" style:parent-style-name="Preformatted_20_Text">
      <style:paragraph-properties fo:margin-top="0in" fo:margin-bottom="0in" loext:contextual-spacing="false" fo:line-height="115%"/>
      <style:text-properties fo:color="#000000" style:font-name="Liberation Mono" fo:font-size="10pt" fo:font-weight="normal" officeooo:rsid="001c9ef8" officeooo:paragraph-rsid="001c9ef8" style:font-size-asian="10pt" style:font-weight-asian="normal" style:font-size-complex="10pt" style:font-weight-complex="normal"/>
    </style:style>
    <style:style style:name="P8" style:family="paragraph" style:parent-style-name="Preformatted_20_Text">
      <style:paragraph-properties fo:margin-top="0in" fo:margin-bottom="0in" loext:contextual-spacing="false" fo:line-height="115%"/>
      <style:text-properties fo:color="#000000" style:font-name="Liberation Mono" fo:font-size="10pt" fo:font-weight="normal" officeooo:paragraph-rsid="001e3f5c" style:font-name-asian="Noto Sans Mono CJK SC" style:font-size-asian="10pt" style:font-weight-asian="normal" style:font-name-complex="Liberation Mono" style:font-size-complex="10pt" style:font-weight-complex="normal"/>
    </style:style>
    <style:style style:name="P9" style:family="paragraph" style:parent-style-name="Preformatted_20_Text">
      <style:paragraph-properties fo:margin-top="0in" fo:margin-bottom="0in" loext:contextual-spacing="false" fo:line-height="115%"/>
      <style:text-properties fo:color="#000000" style:font-name="Liberation Mono" fo:font-size="10pt" fo:font-weight="bold" officeooo:rsid="0023ce38" officeooo:paragraph-rsid="0023ce38" style:font-name-asian="Noto Sans Mono CJK SC" style:font-size-asian="10pt" style:font-weight-asian="bold" style:font-name-complex="Liberation Mono" style:font-size-complex="10pt" style:font-weight-complex="bold"/>
    </style:style>
    <style:style style:name="P10" style:family="paragraph" style:parent-style-name="Preformatted_20_Text">
      <style:paragraph-properties fo:margin-top="0in" fo:margin-bottom="0in" loext:contextual-spacing="false" fo:line-height="115%"/>
      <style:text-properties fo:color="#0000cd" style:font-name="Liberation Mono" fo:font-size="10pt" fo:font-weight="bold" style:font-size-asian="10pt" style:font-weight-asian="bold" style:font-size-complex="10pt" style:font-weight-complex="bold"/>
    </style:style>
    <style:style style:name="P11" style:family="paragraph" style:parent-style-name="Preformatted_20_Text">
      <style:paragraph-properties fo:margin-top="0in" fo:margin-bottom="0in" loext:contextual-spacing="false" fo:line-height="115%"/>
      <style:text-properties fo:color="#0000cd" style:font-name="Liberation Mono" fo:font-size="10pt" fo:font-weight="bold" officeooo:paragraph-rsid="00180b5e" style:font-size-asian="10pt" style:font-weight-asian="bold" style:font-size-complex="10pt" style:font-weight-complex="bold"/>
    </style:style>
    <style:style style:name="P12" style:family="paragraph" style:parent-style-name="Preformatted_20_Text">
      <style:paragraph-properties fo:margin-top="0in" fo:margin-bottom="0in" loext:contextual-spacing="false" fo:line-height="115%"/>
      <style:text-properties fo:color="#00a933" style:font-name="Liberation Mono" fo:font-size="10pt" fo:font-weight="normal" style:font-size-asian="10pt" style:font-weight-asian="normal" style:font-size-complex="10pt" style:font-weight-complex="normal"/>
    </style:style>
    <style:style style:name="P13" style:family="paragraph" style:parent-style-name="Preformatted_20_Text">
      <style:paragraph-properties fo:margin-top="0in" fo:margin-bottom="0in" loext:contextual-spacing="false" fo:line-height="115%"/>
      <style:text-properties fo:color="#00a933" style:font-name="Liberation Mono" fo:font-size="10pt" fo:font-weight="normal" officeooo:paragraph-rsid="00180b5e" style:font-size-asian="10pt" style:font-weight-asian="normal" style:font-size-complex="10pt" style:font-weight-complex="normal"/>
    </style:style>
    <style:style style:name="P14" style:family="paragraph" style:parent-style-name="Preformatted_20_Text">
      <style:paragraph-properties fo:margin-top="0in" fo:margin-bottom="0in" loext:contextual-spacing="false" fo:line-height="115%"/>
      <style:text-properties fo:color="#00a933" style:font-name="Liberation Mono" fo:font-size="10pt" fo:font-weight="bold" style:font-size-asian="10pt" style:font-weight-asian="bold" style:font-size-complex="10pt" style:font-weight-complex="bold"/>
    </style:style>
    <style:style style:name="P15"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80b5e" style:font-size-asian="10pt" style:font-weight-asian="bold" style:font-size-complex="10pt" style:font-weight-complex="bold"/>
    </style:style>
    <style:style style:name="P16"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e3f5c" style:font-size-asian="10pt" style:font-weight-asian="bold" style:font-size-complex="10pt" style:font-weight-complex="bold"/>
    </style:style>
    <style:style style:name="P17" style:family="paragraph" style:parent-style-name="Preformatted_20_Text">
      <style:paragraph-properties fo:margin-top="0in" fo:margin-bottom="0in" loext:contextual-spacing="false" fo:line-height="115%"/>
      <style:text-properties fo:color="#00a933" style:font-name="Liberation Mono" fo:font-size="10pt" fo:font-weight="bold" officeooo:paragraph-rsid="001e3f5c" style:font-name-asian="Noto Sans Mono CJK SC" style:font-size-asian="10pt" style:font-weight-asian="bold" style:font-name-complex="Liberation Mono" style:font-size-complex="10pt" style:font-weight-complex="bold"/>
    </style:style>
    <style:style style:name="P18" style:family="paragraph" style:parent-style-name="Preformatted_20_Text">
      <style:paragraph-properties fo:margin-top="0in" fo:margin-bottom="0in" loext:contextual-spacing="false" fo:line-height="115%"/>
      <style:text-properties fo:color="#00a933" style:font-name="Liberation Mono" fo:font-size="10pt" fo:font-weight="bold" officeooo:rsid="001dc735" officeooo:paragraph-rsid="001e3f5c" style:font-name-asian="Noto Sans Mono CJK SC" style:font-size-asian="10pt" style:font-weight-asian="bold" style:font-name-complex="Liberation Mono" style:font-size-complex="10pt" style:font-weight-complex="bold"/>
    </style:style>
    <style:style style:name="P19" style:family="paragraph" style:parent-style-name="Preformatted_20_Text">
      <style:paragraph-properties fo:margin-top="0in" fo:margin-bottom="0in" loext:contextual-spacing="false" fo:line-height="115%"/>
      <style:text-properties fo:color="#800080" style:font-name="Liberation Mono" fo:font-size="10pt" fo:font-weight="normal" style:font-size-asian="10pt" style:font-weight-asian="normal" style:font-size-complex="10pt" style:font-weight-complex="normal"/>
    </style:style>
    <style:style style:name="P20" style:family="paragraph" style:parent-style-name="Preformatted_20_Text">
      <style:paragraph-properties fo:margin-top="0in" fo:margin-bottom="0in" loext:contextual-spacing="false" fo:line-height="115%"/>
      <style:text-properties fo:color="#800080" style:font-name="Liberation Mono" fo:font-size="10pt" fo:font-weight="normal" officeooo:paragraph-rsid="00180b5e" style:font-size-asian="10pt" style:font-weight-asian="normal" style:font-size-complex="10pt" style:font-weight-complex="normal"/>
    </style:style>
    <style:style style:name="P21" style:family="paragraph" style:parent-style-name="Preformatted_20_Text">
      <style:paragraph-properties fo:margin-top="0in" fo:margin-bottom="0in" loext:contextual-spacing="false" fo:line-height="115%"/>
    </style:style>
    <style:style style:name="P22" style:family="paragraph" style:parent-style-name="Preformatted_20_Text">
      <style:paragraph-properties fo:margin-top="0in" fo:margin-bottom="0in" loext:contextual-spacing="false" fo:line-height="115%"/>
      <style:text-properties officeooo:paragraph-rsid="001c9ef8"/>
    </style:style>
    <style:style style:name="P23" style:family="paragraph" style:parent-style-name="Preformatted_20_Text">
      <style:paragraph-properties fo:margin-top="0in" fo:margin-bottom="0in" loext:contextual-spacing="false" fo:line-height="115%"/>
      <style:text-properties officeooo:paragraph-rsid="001fc042"/>
    </style:style>
    <style:style style:name="P24" style:family="paragraph" style:parent-style-name="Preformatted_20_Text">
      <style:paragraph-properties fo:margin-top="0in" fo:margin-bottom="0in" loext:contextual-spacing="false" fo:line-height="115%"/>
      <style:text-properties officeooo:paragraph-rsid="0023ce38"/>
    </style:style>
    <style:style style:name="P25" style:family="paragraph" style:parent-style-name="Preformatted_20_Text">
      <style:paragraph-properties fo:margin-top="0in" fo:margin-bottom="0in" loext:contextual-spacing="false" fo:line-height="115%"/>
      <style:text-properties officeooo:paragraph-rsid="002606d3"/>
    </style:style>
    <style:style style:name="P26" style:family="paragraph" style:parent-style-name="Preformatted_20_Text">
      <style:paragraph-properties fo:margin-top="0in" fo:margin-bottom="0in" loext:contextual-spacing="false" fo:line-height="115%"/>
      <style:text-properties officeooo:paragraph-rsid="00275f38"/>
    </style:style>
    <style:style style:name="P27" style:family="paragraph" style:parent-style-name="Standard">
      <style:paragraph-properties fo:margin-top="0in" fo:margin-bottom="0in" loext:contextual-spacing="false" fo:line-height="115%"/>
      <style:text-properties fo:color="#000000" style:font-name="Liberation Mono" fo:font-size="10pt" fo:font-weight="normal" officeooo:rsid="0016f28d" officeooo:paragraph-rsid="0016f28d" style:font-size-asian="10pt" style:font-weight-asian="normal" style:font-size-complex="10pt" style:font-weight-complex="normal"/>
    </style:style>
    <style:style style:name="P28" style:family="paragraph" style:parent-style-name="Standard">
      <style:paragraph-properties fo:margin-top="0in" fo:margin-bottom="0in" loext:contextual-spacing="false" fo:line-height="115%"/>
      <style:text-properties fo:color="#000000" style:font-name="Liberation Mono" fo:font-size="10pt" fo:font-weight="normal" officeooo:rsid="00180b5e" officeooo:paragraph-rsid="00180b5e" style:font-size-asian="10pt" style:font-weight-asian="normal" style:font-size-complex="10pt" style:font-weight-complex="normal"/>
    </style:style>
    <style:style style:name="P29" style:family="paragraph" style:parent-style-name="Standard">
      <style:paragraph-properties fo:margin-top="0in" fo:margin-bottom="0in" loext:contextual-spacing="false" fo:line-height="115%"/>
      <style:text-properties fo:color="#000000" style:font-name="Liberation Mono" fo:font-size="10pt" fo:font-weight="normal" officeooo:paragraph-rsid="0016f28d" style:font-size-asian="10pt" style:font-weight-asian="normal" style:font-size-complex="10pt" style:font-weight-complex="normal"/>
    </style:style>
    <style:style style:name="P30" style:family="paragraph" style:parent-style-name="Standard">
      <style:paragraph-properties fo:margin-top="0in" fo:margin-bottom="0in" loext:contextual-spacing="false" fo:line-height="115%"/>
      <style:text-properties fo:color="#000000" style:font-name="Liberation Mono" fo:font-size="10pt" fo:font-weight="normal" officeooo:paragraph-rsid="00180b5e" style:font-size-asian="10pt" style:font-weight-asian="normal" style:font-size-complex="10pt" style:font-weight-complex="normal"/>
    </style:style>
    <style:style style:name="P31" style:family="paragraph" style:parent-style-name="Standard">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rsid="0016f28d" officeooo:paragraph-rsid="0016f28d" style:font-size-asian="10pt" style:font-weight-asian="normal" style:font-size-complex="10pt" style:font-weight-complex="normal"/>
    </style:style>
    <style:style style:name="P32" style:family="paragraph" style:parent-style-name="Standard">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rsid="00180b5e" officeooo:paragraph-rsid="00180b5e" style:font-size-asian="10pt" style:font-weight-asian="normal" style:font-size-complex="10pt" style:font-weight-complex="normal"/>
    </style:style>
    <style:style style:name="P33" style:family="paragraph" style:parent-style-name="Standard">
      <style:paragraph-properties fo:margin-top="0in" fo:margin-bottom="0in" loext:contextual-spacing="false" fo:line-height="115%" fo:text-align="center" style:justify-single-word="false"/>
      <style:text-properties fo:color="#000000" style:font-name="Liberation Mono" fo:font-size="15pt" fo:font-weight="bold" officeooo:rsid="0016f28d" officeooo:paragraph-rsid="0016f28d" style:font-size-asian="15pt" style:font-weight-asian="bold" style:font-size-complex="15pt" style:font-weight-complex="bold"/>
    </style:style>
    <style:style style:name="P34" style:family="paragraph" style:parent-style-name="Standard">
      <style:paragraph-properties fo:margin-top="0in" fo:margin-bottom="0in" loext:contextual-spacing="false" fo:line-height="115%"/>
      <style:text-properties officeooo:paragraph-rsid="00180b5e"/>
    </style:style>
    <style:style style:name="P35" style:family="paragraph" style:parent-style-name="Standard">
      <style:paragraph-properties fo:margin-top="0in" fo:margin-bottom="0in" loext:contextual-spacing="false" fo:line-height="115%"/>
      <style:text-properties officeooo:paragraph-rsid="0016f28d"/>
    </style:style>
    <style:style style:name="P36" style:family="paragraph" style:parent-style-name="Text_20_body">
      <style:paragraph-properties fo:margin-top="0in" fo:margin-bottom="0in" loext:contextual-spacing="false" fo:line-height="115%"/>
      <style:text-properties fo:color="#000000" style:font-name="Liberation Mono" fo:font-size="10pt" fo:font-weight="normal" officeooo:paragraph-rsid="00180b5e" style:font-size-asian="10pt" style:font-weight-asian="normal" style:font-size-complex="10pt" style:font-weight-complex="normal"/>
    </style:style>
    <style:style style:name="P37" style:family="paragraph" style:parent-style-name="Text_20_body">
      <style:paragraph-properties fo:margin-top="0in" fo:margin-bottom="0in" loext:contextual-spacing="false" fo:line-height="115%"/>
      <style:text-properties fo:color="#000000" style:font-name="Liberation Mono" fo:font-size="10pt" style:text-underline-style="solid" style:text-underline-width="auto" style:text-underline-color="font-color" fo:font-weight="normal" officeooo:paragraph-rsid="00180b5e" style:font-size-asian="10pt" style:font-weight-asian="normal" style:font-size-complex="10pt" style:font-weight-complex="normal"/>
    </style:style>
    <style:style style:name="P38" style:family="paragraph" style:parent-style-name="Footer">
      <style:paragraph-properties fo:text-align="start" style:justify-single-word="false"/>
      <style:text-properties fo:font-style="italic" officeooo:rsid="00331cbe" officeooo:paragraph-rsid="00331cbe" style:font-style-asian="italic" style:font-style-complex="italic"/>
    </style:style>
    <style:style style:name="T1" style:family="text">
      <style:text-properties officeooo:rsid="0016f28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00"/>
    </style:style>
    <style:style style:name="T5" style:family="text">
      <style:text-properties fo:color="#000000" style:font-name="Liberation Mono" fo:font-size="10pt" fo:font-weight="normal" style:font-size-asian="10pt" style:font-weight-asian="normal" style:font-size-complex="10pt" style:font-weight-complex="normal"/>
    </style:style>
    <style:style style:name="T6" style:family="text">
      <style:text-properties fo:color="#000000" style:font-name="Liberation Mono" fo:font-size="10pt" fo:font-weight="normal" officeooo:rsid="00180b5e" style:font-size-asian="10pt" style:font-weight-asian="normal" style:font-size-complex="10pt" style:font-weight-complex="normal"/>
    </style:style>
    <style:style style:name="T7" style:family="text">
      <style:text-properties fo:color="#000000" style:font-name="Liberation Mono" fo:font-size="10pt" fo:font-weight="normal" officeooo:rsid="0016f28d" style:font-size-asian="10pt" style:font-weight-asian="normal" style:font-size-complex="10pt" style:font-weight-complex="normal"/>
    </style:style>
    <style:style style:name="T8" style:family="text">
      <style:text-properties fo:color="#000000" style:font-name="Liberation Mono" fo:font-size="10pt" fo:font-weight="normal" officeooo:rsid="001c9ef8" style:font-size-asian="10pt" style:font-weight-asian="normal" style:font-size-complex="10pt" style:font-weight-complex="normal"/>
    </style:style>
    <style:style style:name="T9" style:family="text">
      <style:text-properties fo:color="#000000" style:font-name="Liberation Mono" fo:font-size="10pt" fo:font-weight="normal" officeooo:rsid="001d647f" style:font-size-asian="10pt" style:font-weight-asian="normal" style:font-size-complex="10pt" style:font-weight-complex="normal"/>
    </style:style>
    <style:style style:name="T10" style:family="text">
      <style:text-properties fo:color="#000000" style:font-name="Liberation Mono" fo:font-size="10pt" fo:font-weight="normal" officeooo:rsid="001dc735" style:font-size-asian="10pt" style:font-weight-asian="normal" style:font-size-complex="10pt" style:font-weight-complex="normal"/>
    </style:style>
    <style:style style:name="T11" style:family="text">
      <style:text-properties fo:color="#000000" style:font-name="Liberation Mono" fo:font-size="10pt" fo:font-weight="normal" officeooo:rsid="001e3f5c" style:font-size-asian="10pt" style:font-weight-asian="normal" style:font-size-complex="10pt" style:font-weight-complex="normal"/>
    </style:style>
    <style:style style:name="T12" style:family="text">
      <style:text-properties fo:color="#000000" style:font-name="Liberation Mono" fo:font-size="10pt" fo:font-weight="normal" officeooo:rsid="001fc042" style:font-name-asian="Noto Sans Mono CJK SC" style:font-size-asian="10pt" style:font-weight-asian="normal" style:font-name-complex="Liberation Mono" style:font-size-complex="10pt" style:font-weight-complex="normal"/>
    </style:style>
    <style:style style:name="T13" style:family="text">
      <style:text-properties fo:color="#000000" style:font-name="Liberation Mono" fo:font-size="10pt" fo:font-weight="bold" officeooo:rsid="001c9ef8" style:font-size-asian="10pt" style:font-weight-asian="bold" style:font-size-complex="10pt" style:font-weight-complex="bold"/>
    </style:style>
    <style:style style:name="T14" style:family="text">
      <style:text-properties fo:color="#000000" style:font-name="Liberation Mono" fo:font-size="10pt" fo:font-weight="bold" officeooo:rsid="001d647f" style:font-size-asian="10pt" style:font-weight-asian="bold" style:font-size-complex="10pt" style:font-weight-complex="bold"/>
    </style:style>
    <style:style style:name="T15" style:family="text">
      <style:text-properties fo:color="#000000" style:font-name="Liberation Mono" fo:font-size="10pt" fo:font-weight="bold" officeooo:rsid="001dc735" style:font-size-asian="10pt" style:font-weight-asian="bold" style:font-size-complex="10pt" style:font-weight-complex="bold"/>
    </style:style>
    <style:style style:name="T16" style:family="text">
      <style:text-properties fo:color="#000000" style:font-name="Liberation Mono" fo:font-size="10pt" fo:font-weight="bold" officeooo:rsid="001e3f5c" style:font-size-asian="10pt" style:font-weight-asian="bold" style:font-size-complex="10pt" style:font-weight-complex="bold"/>
    </style:style>
    <style:style style:name="T17" style:family="text">
      <style:text-properties fo:color="#000000" officeooo:rsid="001fc042"/>
    </style:style>
    <style:style style:name="T18" style:family="text">
      <style:text-properties officeooo:rsid="00180b5e"/>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80b5e"/>
    </style:style>
    <style:style style:name="T21" style:family="text">
      <style:text-properties fo:color="#0000cd" fo:font-weight="bold" style:font-weight-asian="bold" style:font-weight-complex="bold"/>
    </style:style>
    <style:style style:name="T22" style:family="text">
      <style:text-properties fo:color="#0000cd" fo:font-weight="bold" officeooo:rsid="0016f28d" style:font-weight-asian="bold" style:font-weight-complex="bold"/>
    </style:style>
    <style:style style:name="T23" style:family="text">
      <style:text-properties fo:color="#0000cd" style:font-name="Liberation Mono" fo:font-weight="bold" style:font-weight-asian="bold" style:font-weight-complex="bold"/>
    </style:style>
    <style:style style:name="T24" style:family="text">
      <style:text-properties fo:color="#0000cd" style:font-name="Liberation Mono" fo:font-weight="bold" officeooo:rsid="0023ec38" style:font-weight-asian="bold" style:font-weight-complex="bold"/>
    </style:style>
    <style:style style:name="T25" style:family="text">
      <style:text-properties fo:color="#0000cd" style:font-name="Liberation Mono" fo:font-weight="bold" officeooo:rsid="00258094" style:font-weight-asian="bold" style:font-weight-complex="bold"/>
    </style:style>
    <style:style style:name="T26" style:family="text">
      <style:text-properties fo:color="#0000cd" style:font-name="Liberation Mono" fo:font-weight="bold" officeooo:rsid="002606d3" style:font-weight-asian="bold" style:font-weight-complex="bold"/>
    </style:style>
    <style:style style:name="T27" style:family="text">
      <style:text-properties fo:color="#0000cd" style:font-name="Liberation Mono" fo:font-weight="bold" officeooo:rsid="00275f38" style:font-weight-asian="bold" style:font-weight-complex="bold"/>
    </style:style>
    <style:style style:name="T28" style:family="text">
      <style:text-properties fo:color="#0000cd" style:font-name="Liberation Mono" fo:font-size="10pt" fo:font-weight="bold" officeooo:rsid="0023ce38" style:font-name-asian="Noto Sans Mono CJK SC" style:font-size-asian="10pt" style:font-weight-asian="bold" style:font-name-complex="Liberation Mono" style:font-size-complex="10pt" style:font-weight-complex="bold"/>
    </style:style>
    <style:style style:name="T29" style:family="text">
      <style:text-properties fo:color="#0000cd" style:text-line-through-style="none" style:text-line-through-type="none" style:font-name="Liberation Mono" fo:font-weight="bold" style:font-weight-asian="bold" style:font-weight-complex="bold"/>
    </style:style>
    <style:style style:name="T30" style:family="text">
      <style:text-properties fo:color="#0000cd" style:text-line-through-style="none" style:text-line-through-type="none" style:font-name="Liberation Mono" fo:font-weight="bold" officeooo:rsid="0023ec38" style:font-weight-asian="bold" style:font-weight-complex="bold"/>
    </style:style>
    <style:style style:name="T31" style:family="text">
      <style:text-properties fo:color="#c9211e" style:font-name="Liberation Mono" fo:font-size="10pt" fo:font-weight="bold" officeooo:rsid="001c9ef8" style:font-name-asian="Noto Sans Mono CJK SC" style:font-size-asian="10pt" style:font-weight-asian="bold" style:font-name-complex="Liberation Mono" style:font-size-complex="10pt" style:font-weight-complex="bold"/>
    </style:style>
    <style:style style:name="T32" style:family="text">
      <style:text-properties fo:color="#c9211e" style:font-name="Liberation Mono" fo:font-size="10pt" fo:font-weight="bold" officeooo:rsid="001c9ef8" style:font-size-asian="10pt" style:font-weight-asian="bold" style:font-size-complex="10pt" style:font-weight-complex="bold"/>
    </style:style>
    <style:style style:name="T33" style:family="text">
      <style:text-properties fo:color="#00ff00" style:font-name="Liberation Mono" fo:font-size="10pt" fo:font-weight="bold" officeooo:rsid="001d647f" style:font-size-asian="10pt" style:font-weight-asian="bold" style:font-size-complex="10pt" style:font-weight-complex="bold"/>
    </style:style>
    <style:style style:name="T34" style:family="text">
      <style:text-properties fo:color="#00ff00" style:font-name="Liberation Mono" fo:font-size="10pt" fo:font-weight="bold" officeooo:rsid="001e3f5c" style:font-size-asian="10pt" style:font-weight-asian="bold" style:font-size-complex="10pt" style:font-weight-complex="bold"/>
    </style:style>
    <style:style style:name="T35" style:family="text">
      <style:text-properties fo:color="#00a933" style:font-name="Liberation Mono"/>
    </style:style>
    <style:style style:name="T36" style:family="text">
      <style:text-properties fo:color="#00a933" style:font-name="Liberation Mono" fo:font-size="10pt" fo:font-weight="bold" style:font-size-asian="10pt" style:font-weight-asian="bold" style:font-size-complex="10pt" style:font-weight-complex="bold"/>
    </style:style>
    <style:style style:name="T37" style:family="text">
      <style:text-properties fo:color="#00a933" style:font-name="Liberation Mono" officeooo:rsid="00258094"/>
    </style:style>
    <style:style style:name="T38" style:family="text">
      <style:text-properties fo:color="#00a933" style:font-name="Liberation Mono" officeooo:rsid="002606d3"/>
    </style:style>
    <style:style style:name="T39" style:family="text">
      <style:text-properties fo:color="#00a933" style:font-name="Liberation Mono" fo:background-color="transparent" loext:char-shading-value="0"/>
    </style:style>
    <style:style style:name="T40" style:family="text">
      <style:text-properties fo:color="#00a933" style:font-name="Liberation Mono" officeooo:rsid="002606d3" fo:background-color="transparent" loext:char-shading-value="0"/>
    </style:style>
    <style:style style:name="T41" style:family="text">
      <style:text-properties officeooo:rsid="0020b15a"/>
    </style:style>
    <style:style style:name="T42" style:family="text">
      <style:text-properties style:font-name="Liberation Mono"/>
    </style:style>
    <style:style style:name="T43" style:family="text">
      <style:text-properties style:font-name="Liberation Mono" officeooo:rsid="0023ec38"/>
    </style:style>
    <style:style style:name="T44" style:family="text">
      <style:text-properties style:font-name="Liberation Mono" officeooo:rsid="00258094"/>
    </style:style>
    <style:style style:name="T45" style:family="text">
      <style:text-properties style:font-name="Liberation Mono" officeooo:rsid="002606d3"/>
    </style:style>
    <style:style style:name="T46" style:family="text">
      <style:text-properties style:font-name="Liberation Mono" officeooo:rsid="00275f38"/>
    </style:style>
    <style:style style:name="T47" style:family="text">
      <style:text-properties style:font-name="Liberation Mono" officeooo:rsid="002606d3" fo:background-color="transparent" loext:char-shading-value="0"/>
    </style:style>
    <style:style style:name="T48" style:family="text">
      <style:text-properties style:font-name="Liberation Mono" officeooo:rsid="002d62b4"/>
    </style:style>
    <style:style style:name="T49" style:family="text">
      <style:text-properties style:font-name="Liberation Mono" style:text-underline-style="solid" style:text-underline-width="auto" style:text-underline-color="font-color" officeooo:rsid="002606d3" fo:background-color="transparent" loext:char-shading-value="0"/>
    </style:style>
    <style:style style:name="T50" style:family="text">
      <style:text-properties style:font-name="Liberation Mono" style:text-underline-style="solid" style:text-underline-width="auto" style:text-underline-color="font-color" officeooo:rsid="002f00c6" fo:background-color="transparent" loext:char-shading-value="0"/>
    </style:style>
    <style:style style:name="T51" style:family="text">
      <style:text-properties style:text-line-through-style="none" style:text-line-through-type="none" style:font-name="Liberation Mono" officeooo:rsid="0023ec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GTEST</text:p>
      <text:p text:style-name="P27"/>
      <text:p text:style-name="P28"><text:span text:style-name="T19">0. Sources of information</text:span>:</text:p>
      <text:p text:style-name="P34"><text:span text:style-name="T6">- </text:span><text:a xlink:type="simple" xlink:href="https://github.com/google/googletest#Assertions" text:style-name="Internet_20_link" text:visited-style-name="Visited_20_Internet_20_Link">https://github.com/google/googletest#Assertions</text:a></text:p>
      <text:p text:style-name="P35"><text:span text:style-name="T7">- </text:span><text:a xlink:type="simple" xlink:href="https://www.eriksmistad.no/getting-started-with-google-test-on-ubuntu/" text:style-name="Internet_20_link" text:visited-style-name="Visited_20_Internet_20_Link"><text:span text:style-name="T6">https://www.eriksmistad.no/getting-started-with-google-test-on-ubuntu/</text:span></text:a></text:p>
      <text:p text:style-name="P27"/>
      <text:p text:style-name="P31">1. Installation on Ubuntu</text:p>
      <text:p text:style-name="P29"><text:span text:style-name="T22">sudo apt-get install libgtest-dev</text:span><text:span text:style-name="T1"><text:tab/># i</text:span>nstalling the gtest development package</text:p>
      <text:p text:style-name="P3"><text:span text:style-name="T21">sudo apt-get install cmake </text:span><text:tab/><text:tab/><text:span text:style-name="T3"># install cmake</text:span></text:p>
      <text:p text:style-name="P2"><text:span text:style-name="T21">cd /usr/src/gtest<text:tab/></text:span><text:tab/><text:tab/><text:tab/><text:span text:style-name="T1"># go to directory with source code of gtest</text:span></text:p>
      <text:p text:style-name="P2"><text:span text:style-name="T21">sudo cmake CmakeLists.txt</text:span><text:tab/><text:tab/><text:span text:style-name="T1"># compile the library</text:span></text:p>
      <text:p text:style-name="P2"><text:span text:style-name="T21">sudo make</text:span><text:tab/><text:tab/><text:tab/><text:tab/></text:p>
      <text:p text:style-name="P2"/>
      <text:p text:style-name="P1"># copy or symlink libgtest.a and libgtest_main.a to your /usr/lib folder</text:p>
      <text:p text:style-name="P10">sudo cp *.a /usr/lib</text:p>
      <text:p text:style-name="P27"/>
      <text:p text:style-name="P31">2. Example file <text:span text:style-name="T18">to test</text:span></text:p>
      <text:p text:style-name="P27"/>
      <text:p text:style-name="P4">// whattotest.cpp</text:p>
      <text:p text:style-name="P12">#include &lt;math.h&gt;</text:p>
      <text:p text:style-name="P12"/>
      <text:p text:style-name="P12">double squareRoot(const double a) {</text:p>
      <text:p text:style-name="P12"><text:s text:c="4"/>double b = sqrt(a);</text:p>
      <text:p text:style-name="P12"><text:s text:c="4"/>if(b != b) { // nan check</text:p>
      <text:p text:style-name="P12"><text:s text:c="8"/>return -1.0;</text:p>
      <text:p text:style-name="P12"><text:s text:c="4"/>}else{</text:p>
      <text:p text:style-name="P12"><text:s text:c="8"/>return sqrt(a);</text:p>
      <text:p text:style-name="P12"><text:s text:c="4"/>}</text:p>
      <text:p text:style-name="P12">}</text:p>
      <text:p text:style-name="P28"/>
      <text:p text:style-name="P32">3. Example test file</text:p>
      <text:p text:style-name="P28"/>
      <text:p text:style-name="P5">// tests.cpp</text:p>
      <text:p text:style-name="P12">#include "whattotest.cpp"<text:tab/><text:span text:style-name="T4">// </text:span><text:span text:style-name="T17">script to test must be included</text:span></text:p>
      <text:p text:style-name="P23"><text:span text:style-name="T36">#include &lt;gtest/gtest.h&gt;<text:tab/></text:span><text:span text:style-name="T5">// </text:span><text:span text:style-name="T12">import gtest library</text:span></text:p>
      <text:p text:style-name="P12"/>
      <text:p text:style-name="P12"><text:span text:style-name="T2">TEST(SquareRootTest, PositiveNos)</text:span> { </text:p>
      <text:p text:style-name="P12"><text:s text:c="4"/>ASSERT_EQ(6, squareRoot(36.0));</text:p>
      <text:p text:style-name="P12"><text:s text:c="4"/>ASSERT_EQ(18.0, squareRoot(324.0));</text:p>
      <text:p text:style-name="P12"><text:s text:c="4"/>ASSERT_EQ(25.4, squareRoot(645.16));</text:p>
      <text:p text:style-name="P12"><text:s text:c="4"/>ASSERT_EQ(0, squareRoot(0.0));</text:p>
      <text:p text:style-name="P12">}</text:p>
      <text:p text:style-name="P12"/>
      <text:p text:style-name="P12"><text:span text:style-name="T2">TEST(SquareRootTest, NegativeNos)</text:span> {</text:p>
      <text:p text:style-name="P12"><text:s text:c="4"/>ASSERT_EQ(-1.0, squareRoot(-15.0));</text:p>
      <text:p text:style-name="P12"><text:s text:c="4"/>ASSERT_EQ(-1.0, squareRoot(-0.2));</text:p>
      <text:p text:style-name="P12">}</text:p>
      <text:p text:style-name="P13"/>
      <text:p text:style-name="P15">int main(int argc, char **argv) {</text:p>
      <text:p text:style-name="P14"><text:s text:c="4"/>testing::InitGoogleTest(&amp;argc, argv);</text:p>
      <text:p text:style-name="P14"><text:s text:c="4"/>return RUN_ALL_TESTS();</text:p>
      <text:p text:style-name="P14">}</text:p>
      <text:p text:style-name="P30"><text:soft-page-break/><text:span text:style-name="T20">4. Compiling code</text:span><text:span text:style-name="T18"> - </text:span>set up a small <text:span text:style-name="T2">CMakeLists.txt</text:span> file below to compile the tests. This file locates the google test library and links it with the test application. Note that we also have to link to the pthread library or the application won’t compile.</text:p>
      <text:p text:style-name="P30"/>
      <text:p text:style-name="P20">cmake_minimum_required(VERSION 2.6)</text:p>
      <text:p text:style-name="P19"/>
      <text:p text:style-name="P1"># Locate GTest</text:p>
      <text:p text:style-name="P19">find_package(GTest REQUIRED)</text:p>
      <text:p text:style-name="P19">include_directories(${GTEST_INCLUDE_DIRS})</text:p>
      <text:p text:style-name="P19"/>
      <text:p text:style-name="P1"># Link runTests with what we want to test and the GTest and pthread library</text:p>
      <text:p text:style-name="P6">/* add_executable<text:span text:style-name="T2">(TestExecutableName, TestScriptName)</text:span></text:p>
      <text:p text:style-name="P6"><text:span text:style-name="T2"><text:s text:c="3"/></text:span>target_link_libraries(<text:span text:style-name="T2">TestExecutableName</text:span> ${GTEST_LIBRARIES} pthread) */</text:p>
      <text:p text:style-name="P19">add_executable(runTests tests.cpp)</text:p>
      <text:p text:style-name="P19">target_link_libraries(runTests ${GTEST_LIBRARIES} pthread)</text:p>
      <text:p text:style-name="P36"/>
      <text:p text:style-name="P37">Compile and run the tests:</text:p>
      <text:p text:style-name="P11">cmake CMakeLists.txt</text:p>
      <text:p text:style-name="P11">make</text:p>
      <text:p text:style-name="P11">./runTests</text:p>
      <text:p text:style-name="P11"/>
      <text:p text:style-name="P7"><text:span text:style-name="T2">IMPORTANT</text:span>:</text:p>
      <text:p text:style-name="P22"><text:span text:style-name="T8">- Script containing functions, classes or modules to test </text:span><text:span text:style-name="T31">CANNOT</text:span><text:span text:style-name="T32"> contain main() function</text:span><text:span text:style-name="T8">.</text:span></text:p>
      <text:p text:style-name="P22"><text:span text:style-name="T8">- </text:span><text:span text:style-name="T13">‘</text:span><text:span text:style-name="T14">cmake CmakeLists.txt’</text:span><text:span text:style-name="T9"> command must be performed </text:span><text:span text:style-name="T33">only once</text:span><text:span text:style-name="T9">, every next time </text:span><text:span text:style-name="T14">when sth changes in the test script</text:span><text:span text:style-name="T9"> or code script only command </text:span><text:span text:style-name="T33">‘make’</text:span><text:span text:style-name="T9"> must be performed</text:span></text:p>
      <text:p text:style-name="P22"><text:span text:style-name="T9">- </text:span><text:span text:style-name="T10">the order of tests in test script doesn’t mother. </text:span><text:span text:style-name="T15">Gtest automatically groups tests belonging to the same test suite</text:span><text:span text:style-name="T10"> and performs them together even though they are not listed one after another in the test script.</text:span></text:p>
      <text:p text:style-name="P22"><text:span text:style-name="T10">- </text:span><text:span text:style-name="T16">main() functio</text:span><text:span text:style-name="T11">n of test script </text:span><text:span text:style-name="T34">can be parameter-less</text:span><text:span text:style-name="T11">, eg:</text:span></text:p>
      <text:p text:style-name="P16"><text:tab/>int main() {</text:p>
      <text:p text:style-name="P16"><text:tab/> <text:s text:c="3"/>testing::InitGoogleTest();</text:p>
      <text:p text:style-name="P17"><text:tab/> <text:s text:c="3"/>return RUN_ALL_TESTS();</text:p>
      <text:p text:style-name="P18"><text:tab/>}</text:p>
      <text:p text:style-name="P8">- <text:span text:style-name="T41">it’s possible to define global variables at the beginning of test script and use them later in test suites</text:span></text:p>
      <text:p text:style-name="P8"/>
      <text:p text:style-name="P9">ADDITIONAL FUNCTIONS:</text:p>
      <text:p text:style-name="P24"><text:span text:style-name="T28">- </text:span><text:span text:style-name="Source_20_Text"><text:span text:style-name="T23">--gtest_repeat=1000 </text:span></text:span><text:span text:style-name="Source_20_Text"><text:span text:style-name="T42">– </text:span></text:span><text:span text:style-name="Source_20_Text"><text:span text:style-name="T48">to repeat test 1000 times</text:span></text:span></text:p>
      <text:p text:style-name="P24"><text:span text:style-name="Source_20_Text"><text:span text:style-name="T23">- --gtest_break_on_failure </text:span></text:span><text:span text:style-name="Source_20_Text"><text:span text:style-name="T42">– </text:span></text:span><text:span text:style-name="Source_20_Text"><text:span text:style-name="T48">to stop doing test on failure</text:span></text:span></text:p>
      <text:p text:style-name="P24"><text:span text:style-name="Source_20_Text"><text:span text:style-name="T29">- RUN_ALL_TESTS</text:span></text:span><text:span text:style-name="Source_20_Text"><text:span text:style-name="T30">() </text:span></text:span><text:span text:style-name="Source_20_Text"><text:span text:style-name="T51">- automatically detects and runs all the tests defined using</text:span></text:span><text:span text:style-name="Source_20_Text"><text:span text:style-name="T43"> <text:tab/>the TEST </text:span></text:span><text:span text:style-name="Source_20_Text"><text:span text:style-name="T44">or TEST_F </text:span></text:span><text:span text:style-name="Source_20_Text"><text:span text:style-name="T43">macro</text:span></text:span></text:p>
      <text:p text:style-name="P24"><text:span text:style-name="Source_20_Text"><text:span text:style-name="T24">- --gtest_output="xml:&lt;file name&gt;"</text:span></text:span><text:span text:style-name="Source_20_Text"><text:span text:style-name="T43"> - generating an Extensible Markup Language <text:tab/>(XML) report </text:span></text:span></text:p>
      <text:p text:style-name="P24"><text:span text:style-name="Source_20_Text"><text:span text:style-name="T24">- ::testing::InitGoogleTest </text:span></text:span><text:span text:style-name="Source_20_Text"><text:span text:style-name="T43">- initializes the </text:span></text:span><text:span text:style-name="Source_20_Text"><text:span text:style-name="T44">googletest </text:span></text:span><text:span text:style-name="Source_20_Text"><text:span text:style-name="T43">framework</text:span></text:span></text:p>
      <text:p text:style-name="P24"><text:span text:style-name="Source_20_Text"><text:span text:style-name="T24">- --gtest_filter=&lt;test string&gt;</text:span></text:span><text:span text:style-name="Source_20_Text"><text:span text:style-name="T43"> - </text:span></text:span><text:span text:style-name="Source_20_Text"><text:span text:style-name="T44">to run only selected tests, not all of them. <text:tab/>The format for the test string is a series of wildcard patterns separated <text:tab/>by colons (:).</text:span></text:span></text:p>
      <text:p text:style-name="P24"><text:span text:style-name="Source_20_Text"><text:span text:style-name="T44"><text:tab/></text:span></text:span><text:span text:style-name="Source_20_Text"><text:span text:style-name="T37">--gtest_filter=*</text:span></text:span><text:span text:style-name="Source_20_Text"><text:span text:style-name="T44"> // runs all tests</text:span></text:span></text:p>
      <text:p text:style-name="P24"><text:span text:style-name="Source_20_Text"><text:span text:style-name="T44"><text:tab/></text:span></text:span><text:span text:style-name="Source_20_Text"><text:span text:style-name="T37">--gtest_filter=SquareRoot*</text:span></text:span><text:span text:style-name="Source_20_Text"><text:span text:style-name="T44"> // runs only the SquareRootTest tests</text:span></text:span></text:p>
      <text:p text:style-name="P24"><text:soft-page-break/><text:span text:style-name="Source_20_Text"><text:span text:style-name="T44"><text:tab/></text:span></text:span><text:span text:style-name="Source_20_Text"><text:span text:style-name="T37">--gtest_filter=SquareRootTest.*-SquareRootTest.Zero*</text:span></text:span><text:span text:style-name="Source_20_Text"><text:span text:style-name="T44"> // Note that <text:tab/><text:tab/><text:tab/>SquareRootTest.* means all tests belonging to SquareRootTest, and -<text:tab/><text:tab/>SquareRootTest.Zero* means don’t run those tests whose names begin <text:tab/><text:tab/>with <text:tab/>Zero.</text:span></text:span></text:p>
      <text:p text:style-name="P24"><text:span text:style-name="Source_20_Text"><text:span text:style-name="T25">- </text:span></text:span><text:span text:style-name="Source_20_Text"><text:span text:style-name="T26">DISABLE_ </text:span></text:span><text:span text:style-name="Source_20_Text"><text:span text:style-name="T45">prefix – to disable a test temporarily</text:span></text:span></text:p>
      <text:p text:style-name="P25"><text:span text:style-name="Source_20_Text"><text:span text:style-name="T38"><text:tab/>TEST (DISABLE_SquareRootTest, PositiveNos) { </text:span></text:span></text:p>
      <text:p text:style-name="P21"><text:span text:style-name="Source_20_Text"><text:span text:style-name="T35"><text:s text:c="4"/><text:tab/><text:tab/>EXPECT_EQ (18.0, square-root (324.0));</text:span></text:span></text:p>
      <text:p text:style-name="P21"><text:span text:style-name="Source_20_Text"><text:span text:style-name="T35"><text:tab/>}</text:span></text:span></text:p>
      <text:p text:style-name="P21"><text:span text:style-name="Source_20_Text"><text:span text:style-name="T23">- --gtest_also_run_disabled_tests </text:span></text:span><text:span text:style-name="Source_20_Text"><text:span text:style-name="T42">// to continue running the disabled tests</text:span></text:span></text:p>
      <text:p text:style-name="P21"><text:span text:style-name="Source_20_Text"><text:span text:style-name="T23">- </text:span></text:span><text:span text:style-name="Source_20_Text"><text:span text:style-name="T26">ASSERT_NEAR</text:span></text:span><text:span text:style-name="Source_20_Text"><text:span text:style-name="T23">(expected, actual, absolute_range)</text:span></text:span><text:span text:style-name="Source_20_Text"><text:span text:style-name="T42"> – </text:span></text:span><text:span text:style-name="Source_20_Text"><text:span text:style-name="T45">alternative to <text:tab/>ASSERT_DOUBLE_EQ / ASSERT_FLOAT_EQ for floating point numbers</text:span></text:span></text:p>
      <text:p text:style-name="P26"><text:span text:style-name="Source_20_Text"><text:span text:style-name="T23">- </text:span></text:span><text:span text:style-name="Source_20_Text"><text:span text:style-name="T27">ASSERT_EXIT</text:span></text:span><text:span text:style-name="Source_20_Text"><text:span text:style-name="T23">(statement, predicate, expected_message)</text:span></text:span><text:span text:style-name="Source_20_Text"><text:span text:style-name="T27"> </text:span></text:span><text:span text:style-name="Source_20_Text"><text:span text:style-name="T46">- </text:span></text:span><text:span text:style-name="Source_20_Text"><text:span text:style-name="T42">checks if the function <text:tab/>is exiting with a proper exit code (that is, the argument to exit or _exit <text:tab/>routines) and compares the string within quotes to whatever the function <text:tab/>prints to standard error. Note that the error messages must go to <text:tab/>std::cerr and not std::cout</text:span></text:span></text:p>
      <text:p text:style-name="P26"><text:span text:style-name="Source_20_Text"><text:span text:style-name="T42"/></text:span></text:p>
      <text:p text:style-name="P26"><text:span text:style-name="Source_20_Text"><text:span text:style-name="T35"><text:tab/>double square-root (double num) { </text:span></text:span></text:p>
      <text:p text:style-name="Preformatted_20_Text"><text:span text:style-name="Source_20_Text"><text:span text:style-name="T35"><text:s text:c="3"/><text:tab/><text:tab/>if (num &lt; 0.0) { </text:span></text:span></text:p>
      <text:p text:style-name="Preformatted_20_Text"><text:span text:style-name="Source_20_Text"><text:span text:style-name="T35"><text:s text:c="8"/><text:tab/><text:tab/>std::cerr &lt;&lt; "Error: Negative Input\n";</text:span></text:span></text:p>
      <text:p text:style-name="P21"><text:span text:style-name="Source_20_Text"><text:span text:style-name="T35"><text:s text:c="8"/><text:tab/><text:tab/>exit(-1);</text:span></text:span></text:p>
      <text:p text:style-name="P21"><text:span text:style-name="Source_20_Text"><text:span text:style-name="T35"><text:s text:c="4"/><text:tab/><text:tab/>}</text:span></text:span></text:p>
      <text:p text:style-name="P21"><text:span text:style-name="Source_20_Text"><text:span text:style-name="T35"><text:s text:c="4"/><text:tab/><text:tab/>// Code for 0 and +ve numbers follow</text:span></text:span></text:p>
      <text:p text:style-name="P21"><text:span text:style-name="Source_20_Text"><text:span text:style-name="T35"><text:tab/>}</text:span></text:span></text:p>
      <text:p text:style-name="P25"><text:span text:style-name="Source_20_Text"><text:span text:style-name="T38"><text:tab/>TEST (SquareRootTest, ZeroAndNegativeNos) { </text:span></text:span></text:p>
      <text:p text:style-name="P21"><text:span text:style-name="Source_20_Text"><text:span text:style-name="T35"><text:s text:c="4"/><text:tab/><text:tab/>ASSERT_EQ (0.0, square-root (0.0));</text:span></text:span></text:p>
      <text:p text:style-name="P21"><text:span text:style-name="Source_20_Text"><text:span text:style-name="T35"><text:s text:c="4"/><text:tab/><text:tab/>ASSERT_EXIT (square-root (-22.0), ::testing::ExitedWithCode(-1), <text:tab/><text:tab/><text:tab/>"Error: Negative Input");</text:span></text:span></text:p>
      <text:p text:style-name="P21"><text:span text:style-name="Source_20_Text"><text:span text:style-name="T35"><text:tab/>}</text:span></text:span></text:p>
      <text:p text:style-name="P21"><text:span text:style-name="Source_20_Text"><text:span text:style-name="T23">- ASSERT_DEATH(statement, expected_message) </text:span></text:span><text:span text:style-name="Source_20_Text"><text:span text:style-name="T42">// to check if a proper error <text:tab/>message is emitted in case of bad input to a routine</text:span></text:span></text:p>
      <text:p text:style-name="P24"><text:span text:style-name="Source_20_Text"><text:span text:style-name="T42"/></text:span></text:p>
      <text:p text:style-name="P25"><text:span text:style-name="Source_20_Text"><text:span text:style-name="T49">Example </text:span></text:span><text:span text:style-name="Source_20_Text"><text:span text:style-name="T50">of calling gtest executable with parameters</text:span></text:span><text:span text:style-name="Source_20_Text"><text:span text:style-name="T49">:</text:span></text:span></text:p>
      <text:p text:style-name="P25"><text:span text:style-name="Source_20_Text"><text:span text:style-name="T40">./test_executable --gtest_output="xml:report.xml" --gtest_repeat=2 </text:span></text:span></text:p>
      <text:p text:style-name="P25"><text:span text:style-name="Source_20_Text"><text:span text:style-name="T39"><text:tab/>--gtest_filter=SquareRootTest.∗-SquareRootTest.Zero∗</text:span></text:span></text:p>
      <text:p text:style-name="P25"><text:span text:style-name="Source_20_Text"><text:span text:style-name="T4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tyle="italic" officeooo:rsid="00331cbe" officeooo:paragraph-rsid="00331cbe"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Googletest Installation + Example<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3T21:59:06.869163056</meta:creation-date>
    <dc:date>2020-08-30T11:30:39.435340554</dc:date>
    <meta:editing-duration>PT3H20M47S</meta:editing-duration>
    <meta:editing-cycles>21</meta:editing-cycles>
    <meta:generator>LibreOffice/6.4.4.2$Linux_X86_64 LibreOffice_project/40$Build-2</meta:generator>
    <meta:document-statistic meta:table-count="0" meta:image-count="0" meta:object-count="0" meta:page-count="3" meta:paragraph-count="98" meta:word-count="651" meta:character-count="4944" meta:non-whitespace-character-count="4216"/>
  </office:meta>
</office:document-meta>
</file>